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559cm" fo:min-width="1.118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559cm" fo:min-width="1.118cm"/>
    </style:style>
    <style:style style:name="gr3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58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33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5.699cm" svg:y="3.794cm">
          <text:p text:style-name="P1"><text:span text:style-name="T1">hair</text:span></text:p>
          <text:p text:style-name="P1"><text:span text:style-name="T1">leng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86cm" svg:height="1.143cm" svg:x="10.144cm" svg:y="4.175cm">
          <text:p text:style-name="P1"><text:span text:style-name="T1">pinterest</text:span></text:p>
          <text:p text:style-name="P1"><text:span text:style-name="T1">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985cm" svg:y1="4.366cm" svg:x2="10.144cm" svg:y2="4.747cm" draw:start-shape="id1" draw:start-glue-point="10" draw:end-shape="id2" draw:end-glue-point="6" svg:d="M7985 4366l2159 381" svg:viewBox="0 0 2160 382">
          <text:p/>
        </draw:connector>
        <draw:frame draw:style-name="gr4" draw:text-style-name="P5" draw:layer="layout" svg:width="1.057cm" svg:height="0.755cm" svg:x="6.334cm" svg:y="3.032cm">
          <draw:text-box>
            <text:p><text:span text:style-name="T2">i.v.</text:span></text:p>
          </draw:text-box>
        </draw:frame>
        <draw:frame draw:style-name="gr5" draw:text-style-name="P5" draw:layer="layout" svg:width="1.158cm" svg:height="0.755cm" svg:x="10.475cm" svg:y="3.418cm">
          <draw:text-box>
            <text:p><text:span text:style-name="T2">d.v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8:42:18.015914712</meta:creation-date>
    <dc:date>2019-09-28T21:23:39.303858498</dc:date>
    <meta:editing-duration>PT10M56S</meta:editing-duration>
    <meta:editing-cycles>9</meta:editing-cycles>
    <meta:generator>LibreOffice/6.0.7.3$Linux_X86_64 LibreOffice_project/00m0$Build-3</meta:generator>
    <meta:document-statistic meta:object-count="5"/>
  </office:meta>
</office:document-meta>
</file>